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9.098cm"/>
    </style:style>
    <style:style style:name="Таблица1.B" style:family="table-column">
      <style:table-column-properties style:column-width="4.193cm"/>
    </style:style>
    <style:style style:name="Таблица1.C" style:family="table-column">
      <style:table-column-properties style:column-width="3.7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7.699cm"/>
    </style:style>
    <style:style style:name="Таблица2.B" style:family="table-column">
      <style:table-column-properties style:column-width="2.196cm"/>
    </style:style>
    <style:style style:name="Таблица2.D" style:family="table-column">
      <style:table-column-properties style:column-width="2.514cm"/>
    </style:style>
    <style:style style:name="Таблица2.E" style:family="table-column">
      <style:table-column-properties style:column-width="2.40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7.594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3.016cm"/>
    </style:style>
    <style:style style:name="Таблица3.D" style:family="table-column">
      <style:table-column-properties style:column-width="2.80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833cm" style:rel-column-width="10922*"/>
    </style:style>
    <style:style style:name="Таблица4.F" style:family="table-column">
      <style:table-column-properties style:column-width="2.835cm" style:rel-column-width="10925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3.889cm"/>
    </style:style>
    <style:style style:name="Таблица5.B" style:family="table-column">
      <style:table-column-properties style:column-width="1.799cm"/>
    </style:style>
    <style:style style:name="Таблица5.C" style:family="table-column">
      <style:table-column-properties style:column-width="1.905cm"/>
    </style:style>
    <style:style style:name="Таблица5.F" style:family="table-column">
      <style:table-column-properties style:column-width="1.984cm"/>
    </style:style>
    <style:style style:name="Таблица5.H" style:family="table-column">
      <style:table-column-properties style:column-width="1.82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3.889cm"/>
    </style:style>
    <style:style style:name="Таблица6.B" style:family="table-column">
      <style:table-column-properties style:column-width="1.799cm"/>
    </style:style>
    <style:style style:name="Таблица6.C" style:family="table-column">
      <style:table-column-properties style:column-width="1.905cm"/>
    </style:style>
    <style:style style:name="Таблица6.F" style:family="table-column">
      <style:table-column-properties style:column-width="1.984cm"/>
    </style:style>
    <style:style style:name="Таблица6.H" style:family="table-column">
      <style:table-column-properties style:column-width="1.82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3.889cm"/>
    </style:style>
    <style:style style:name="Таблица7.B" style:family="table-column">
      <style:table-column-properties style:column-width="1.799cm"/>
    </style:style>
    <style:style style:name="Таблица7.C" style:family="table-column">
      <style:table-column-properties style:column-width="1.905cm"/>
    </style:style>
    <style:style style:name="Таблица7.F" style:family="table-column">
      <style:table-column-properties style:column-width="1.984cm"/>
    </style:style>
    <style:style style:name="Таблица7.H" style:family="table-column">
      <style:table-column-properties style:column-width="1.82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ru" fo:country="RU" officeooo:rsid="00114b9c" officeooo:paragraph-rsid="00114b9c"/>
    </style:style>
    <style:style style:name="P3" style:family="paragraph" style:parent-style-name="Text_20_body">
      <style:paragraph-properties fo:line-height="100%"/>
      <style:text-properties fo:language="ru" fo:country="RU" officeooo:paragraph-rsid="002824c5"/>
    </style:style>
    <style:style style:name="P4" style:family="paragraph" style:parent-style-name="Text_20_body">
      <style:paragraph-properties fo:line-height="100%"/>
      <style:text-properties fo:language="ru" fo:country="RU" officeooo:rsid="00195a65" officeooo:paragraph-rsid="00195a65"/>
    </style:style>
    <style:style style:name="P5" style:family="paragraph" style:parent-style-name="Text_20_body">
      <style:paragraph-properties fo:line-height="100%"/>
      <style:text-properties fo:language="ru" fo:country="RU" officeooo:rsid="00195a65" officeooo:paragraph-rsid="0029c6d0"/>
    </style:style>
    <style:style style:name="P6" style:family="paragraph" style:parent-style-name="Text_20_body">
      <style:paragraph-properties fo:line-height="100%"/>
      <style:text-properties fo:language="ru" fo:country="RU" officeooo:rsid="0013a2cb" officeooo:paragraph-rsid="0013a2cb"/>
    </style:style>
    <style:style style:name="P7" style:family="paragraph" style:parent-style-name="Text_20_body">
      <style:text-properties fo:language="ru" fo:country="RU" officeooo:rsid="00177740" officeooo:paragraph-rsid="00177740"/>
    </style:style>
    <style:style style:name="P8" style:family="paragraph" style:parent-style-name="Text_20_body">
      <style:text-properties fo:language="ru" fo:country="RU" fo:font-weight="bold" officeooo:rsid="001cbdec" officeooo:paragraph-rsid="00212834" style:font-weight-asian="bold" style:font-weight-complex="bold"/>
    </style:style>
    <style:style style:name="P9" style:family="paragraph" style:parent-style-name="Text_20_body">
      <style:paragraph-properties fo:line-height="100%"/>
      <style:text-properties style:font-name="Liberation Serif" fo:font-size="12pt" fo:language="ru" fo:country="RU" officeooo:rsid="00118f54" officeooo:paragraph-rsid="00118f54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Liberation Serif" fo:font-size="12pt" fo:language="ru" fo:country="RU" officeooo:rsid="00118f54" officeooo:paragraph-rsid="002f1d9a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Liberation Serif" fo:font-size="12pt" fo:language="ru" fo:country="RU" officeooo:rsid="00118f54" officeooo:paragraph-rsid="002fc868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Liberation Serif" fo:font-size="12pt" fo:language="ru" fo:country="RU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Liberation Serif" fo:font-size="12pt" fo:language="ru" fo:country="RU" officeooo:paragraph-rsid="0015765a" style:font-size-asian="12pt" style:font-size-complex="12pt"/>
    </style:style>
    <style:style style:name="P14" style:family="paragraph" style:parent-style-name="Text_20_body">
      <style:paragraph-properties fo:line-height="100%"/>
      <style:text-properties style:font-name="Liberation Serif" fo:font-size="12pt" fo:language="ru" fo:country="RU" officeooo:paragraph-rsid="00177740" style:font-size-asian="12pt" style:font-size-complex="12pt"/>
    </style:style>
    <style:style style:name="P15" style:family="paragraph" style:parent-style-name="Text_20_body">
      <style:paragraph-properties fo:line-height="100%"/>
      <style:text-properties style:font-name="Liberation Serif" fo:font-size="12pt" fo:language="ru" fo:country="RU" officeooo:paragraph-rsid="002f1d9a" style:font-size-asian="12pt" style:font-size-complex="12pt"/>
    </style:style>
    <style:style style:name="P16" style:family="paragraph" style:parent-style-name="Text_20_body">
      <style:paragraph-properties fo:line-height="100%"/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00%"/>
      <style:text-properties fo:font-size="12pt" fo:language="ru" fo:country="RU" style:font-size-asian="12pt" style:font-size-complex="12pt"/>
    </style:style>
    <style:style style:name="P18" style:family="paragraph" style:parent-style-name="Text_20_body">
      <style:paragraph-properties fo:line-height="100%"/>
      <style:text-properties fo:font-size="12pt" fo:language="ru" fo:country="RU" officeooo:paragraph-rsid="002824c5" style:font-size-asian="12pt" style:font-size-complex="12pt"/>
    </style:style>
    <style:style style:name="P19" style:family="paragraph" style:parent-style-name="Text_20_body">
      <style:paragraph-properties fo:line-height="100%"/>
      <style:text-properties fo:font-size="12pt" fo:language="ru" fo:country="RU" officeooo:paragraph-rsid="0015765a" style:font-size-asian="12pt" style:font-size-complex="12pt"/>
    </style:style>
    <style:style style:name="P20" style:family="paragraph" style:parent-style-name="Text_20_body">
      <style:paragraph-properties fo:line-height="100%"/>
      <style:text-properties fo:font-size="12pt" fo:language="en" fo:country="US" officeooo:rsid="002824c5" officeooo:paragraph-rsid="002824c5" style:font-size-asian="12pt" style:font-size-complex="12pt"/>
    </style:style>
    <style:style style:name="P21" style:family="paragraph" style:parent-style-name="Text_20_body">
      <style:paragraph-properties fo:line-height="100%"/>
      <style:text-properties fo:font-size="12pt" fo:language="en" fo:country="US" fo:font-weight="bold" officeooo:rsid="002824c5" officeooo:paragraph-rsid="002824c5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fo:font-size="12pt" fo:language="en" fo:country="US" fo:font-weight="bold" officeooo:rsid="002824c5" officeooo:paragraph-rsid="002824c5" style:font-size-asian="12pt" style:font-weight-asian="bold" style:font-size-complex="12pt"/>
    </style:style>
    <style:style style:name="P23" style:family="paragraph" style:parent-style-name="Text_20_body">
      <style:text-properties fo:font-weight="bold" officeooo:rsid="001cbdec" officeooo:paragraph-rsid="001cbdec" style:font-weight-asian="bold" style:font-weight-complex="bold"/>
    </style:style>
    <style:style style:name="P24" style:family="paragraph" style:parent-style-name="Text_20_body">
      <style:text-properties fo:font-weight="bold" officeooo:rsid="001cbdec" officeooo:paragraph-rsid="00212834" style:font-weight-asian="bold" style:font-weight-complex="bold"/>
    </style:style>
    <style:style style:name="P25" style:family="paragraph" style:parent-style-name="Text_20_body">
      <style:paragraph-properties fo:line-height="100%"/>
      <style:text-properties fo:language="en" fo:country="US" officeooo:rsid="002824c5" officeooo:paragraph-rsid="002824c5"/>
    </style:style>
    <style:style style:name="P26" style:family="paragraph" style:parent-style-name="Text_20_body">
      <style:paragraph-properties fo:line-height="100%"/>
      <style:text-properties fo:language="en" fo:country="US" fo:font-weight="bold" officeooo:rsid="0029c6d0" officeooo:paragraph-rsid="0029c6d0" style:font-weight-asian="bold" style:font-weight-complex="bold"/>
    </style:style>
    <style:style style:name="P27" style:family="paragraph" style:parent-style-name="Text_20_body">
      <style:paragraph-properties fo:line-height="100%"/>
      <style:text-properties fo:language="en" fo:country="US" officeooo:rsid="0029c6d0" officeooo:paragraph-rsid="0029c6d0"/>
    </style:style>
    <style:style style:name="P28" style:family="paragraph" style:parent-style-name="Text_20_body">
      <style:paragraph-properties fo:line-height="100%"/>
      <style:text-properties style:font-name="Arial" fo:font-size="11pt" fo:language="ru" fo:country="RU" officeooo:rsid="00114b9c" officeooo:paragraph-rsid="0012a9d3" style:font-size-asian="11pt"/>
    </style:style>
    <style:style style:name="P29" style:family="paragraph" style:parent-style-name="Text_20_body">
      <style:paragraph-properties fo:line-height="100%"/>
      <style:text-properties style:font-name="Arial" fo:font-size="11.5pt" fo:language="ru" fo:country="RU" style:font-size-asian="11.5pt" style:font-size-complex="12pt"/>
    </style:style>
    <style:style style:name="P30" style:family="paragraph" style:parent-style-name="Text_20_body">
      <style:paragraph-properties fo:line-height="100%" fo:break-before="page"/>
      <style:text-properties style:font-name="Liberation Serif" fo:font-size="12pt" fo:language="ru" fo:country="RU" style:font-size-asian="12pt" style:font-size-complex="12pt"/>
    </style:style>
    <style:style style:name="P31" style:family="paragraph" style:parent-style-name="Title">
      <style:text-properties fo:language="en" fo:country="US" officeooo:rsid="002824c5" officeooo:paragraph-rsid="002824c5"/>
    </style:style>
    <style:style style:name="P32" style:family="paragraph" style:parent-style-name="Standard">
      <style:text-properties officeooo:paragraph-rsid="002138aa"/>
    </style:style>
    <style:style style:name="P33" style:family="paragraph" style:parent-style-name="Standard">
      <style:paragraph-properties fo:line-height="100%" fo:text-align="center" style:justify-single-word="false"/>
      <style:text-properties fo:language="en" fo:country="US" officeooo:rsid="002824c5" officeooo:paragraph-rsid="002824c5"/>
    </style:style>
    <style:style style:name="P34" style:family="paragraph" style:parent-style-name="Table_20_Contents">
      <style:paragraph-properties fo:line-height="100%" fo:text-align="center" style:justify-single-word="false"/>
      <style:text-properties fo:language="ru" fo:country="RU" officeooo:rsid="00114b9c" officeooo:paragraph-rsid="00114b9c"/>
    </style:style>
    <style:style style:name="P35" style:family="paragraph" style:parent-style-name="Table_20_Contents">
      <style:paragraph-properties fo:line-height="100%" fo:text-align="center" style:justify-single-word="false"/>
      <style:text-properties fo:language="ru" fo:country="RU" officeooo:rsid="00114b9c" officeooo:paragraph-rsid="0012a9d3"/>
    </style:style>
    <style:style style:name="P36" style:family="paragraph" style:parent-style-name="Table_20_Contents">
      <style:paragraph-properties fo:line-height="100%"/>
      <style:text-properties fo:language="ru" fo:country="RU" officeooo:rsid="00114b9c" officeooo:paragraph-rsid="00114b9c"/>
    </style:style>
    <style:style style:name="P37" style:family="paragraph" style:parent-style-name="Table_20_Contents">
      <style:paragraph-properties fo:line-height="100%" fo:text-align="center" style:justify-single-word="false"/>
      <style:text-properties fo:language="ru" fo:country="RU" officeooo:rsid="00118f54" officeooo:paragraph-rsid="00118f54"/>
    </style:style>
    <style:style style:name="P38" style:family="paragraph" style:parent-style-name="Table_20_Contents">
      <style:paragraph-properties fo:text-align="center" style:justify-single-word="false"/>
      <style:text-properties fo:language="ru" fo:country="RU" officeooo:rsid="00177740" officeooo:paragraph-rsid="00177740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1cbdec" officeooo:paragraph-rsid="001cbdec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officeooo:rsid="001d7e96" officeooo:paragraph-rsid="001d7e96"/>
    </style:style>
    <style:style style:name="P41" style:family="paragraph" style:parent-style-name="Table_20_Contents">
      <style:paragraph-properties fo:text-align="center" style:justify-single-word="false"/>
      <style:text-properties fo:language="ru" fo:country="RU" officeooo:rsid="001f45bc" officeooo:paragraph-rsid="001f45bc"/>
    </style:style>
    <style:style style:name="P42" style:family="paragraph" style:parent-style-name="Table_20_Contents">
      <style:paragraph-properties fo:text-align="center" style:justify-single-word="false"/>
      <style:text-properties fo:language="ru" fo:country="RU" officeooo:rsid="00212834" officeooo:paragraph-rsid="00212834"/>
    </style:style>
    <style:style style:name="P43" style:family="paragraph" style:parent-style-name="Table_20_Contents">
      <style:paragraph-properties fo:text-align="center" style:justify-single-word="false"/>
      <style:text-properties fo:language="ru" fo:country="RU" officeooo:rsid="002138aa" officeooo:paragraph-rsid="002138aa"/>
    </style:style>
    <style:style style:name="P44" style:family="paragraph" style:parent-style-name="Table_20_Contents">
      <style:paragraph-properties fo:text-align="center" style:justify-single-word="false"/>
      <style:text-properties fo:language="ru" fo:country="RU" officeooo:rsid="002138aa" officeooo:paragraph-rsid="002b0ada"/>
    </style:style>
    <style:style style:name="P45" style:family="paragraph" style:parent-style-name="Table_20_Contents">
      <style:paragraph-properties fo:text-align="center" style:justify-single-word="false"/>
      <style:text-properties fo:language="ru" fo:country="RU" officeooo:rsid="00225d02" officeooo:paragraph-rsid="00225d02"/>
    </style:style>
    <style:style style:name="P46" style:family="paragraph" style:parent-style-name="Table_20_Contents">
      <style:paragraph-properties fo:text-align="center" style:justify-single-word="false"/>
      <style:text-properties fo:language="ru" fo:country="RU" officeooo:rsid="00246408" officeooo:paragraph-rsid="00246408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" fo:font-size="12pt" fo:language="ru" fo:country="RU" officeooo:rsid="00132133" officeooo:paragraph-rsid="00132133" style:font-name-asian="Microsoft YaHei" style:font-size-asian="12pt" style:font-name-complex="Mangal" style:font-size-complex="12pt"/>
    </style:style>
    <style:style style:name="P48" style:family="paragraph" style:parent-style-name="Table_20_Contents">
      <style:paragraph-properties fo:line-height="100%"/>
      <style:text-properties style:font-name="Liberation Sans" fo:font-size="12pt" fo:language="en" fo:country="US" officeooo:rsid="002824c5" officeooo:paragraph-rsid="002824c5" style:font-name-asian="Microsoft YaHei" style:font-size-asian="12pt" style:font-name-complex="Mangal" style:font-size-complex="12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Liberation Sans" fo:font-size="12pt" fo:language="en" fo:country="US" officeooo:rsid="002824c5" officeooo:paragraph-rsid="002824c5" style:font-name-asian="Microsoft YaHei" style:font-size-asian="12pt" style:font-name-complex="Mangal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1cbdec" officeooo:paragraph-rsid="001cbdec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1cbdec" officeooo:paragraph-rsid="00212834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1cbdec" officeooo:paragraph-rsid="002b0ada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2138aa" officeooo:paragraph-rsid="002138aa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2138aa" officeooo:paragraph-rsid="002b0ada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236600" officeooo:paragraph-rsid="00236600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36600" officeooo:paragraph-rsid="002b0ada"/>
    </style:style>
    <style:style style:name="P57" style:family="paragraph" style:parent-style-name="Table_20_Contents">
      <style:paragraph-properties fo:line-height="100%" fo:text-align="center" style:justify-single-word="false"/>
      <style:text-properties fo:language="en" fo:country="US" officeooo:rsid="002824c5" officeooo:paragraph-rsid="002824c5"/>
    </style:style>
    <style:style style:name="P58" style:family="paragraph" style:parent-style-name="Table_20_Contents">
      <style:paragraph-properties fo:line-height="100%"/>
      <style:text-properties fo:language="en" fo:country="US" officeooo:rsid="002824c5" officeooo:paragraph-rsid="002824c5"/>
    </style:style>
    <style:style style:name="P59" style:family="paragraph" style:parent-style-name="Table_20_Contents">
      <style:paragraph-properties fo:text-align="center" style:justify-single-word="false"/>
      <style:text-properties fo:language="en" fo:country="US" officeooo:rsid="002b0ada" officeooo:paragraph-rsid="002b0ada"/>
    </style:style>
    <style:style style:name="P60" style:family="paragraph" style:parent-style-name="Table_20_Contents">
      <style:paragraph-properties fo:text-align="center" style:justify-single-word="false"/>
      <style:text-properties fo:language="en" fo:country="US" officeooo:rsid="00310ce0" officeooo:paragraph-rsid="00310ce0"/>
    </style:style>
    <style:style style:name="P61" style:family="paragraph" style:parent-style-name="Table_20_Contents">
      <style:paragraph-properties fo:text-align="center" style:justify-single-word="false" style:vertical-align="middle"/>
      <style:text-properties fo:language="en" fo:country="US" officeooo:rsid="00310ce0" officeooo:paragraph-rsid="00310ce0"/>
    </style:style>
    <style:style style:name="P62" style:family="paragraph" style:parent-style-name="Table_20_Contents">
      <style:paragraph-properties fo:text-align="center" style:justify-single-word="false"/>
      <style:text-properties fo:language="en" fo:country="US" officeooo:rsid="00328e7d" officeooo:paragraph-rsid="00328e7d"/>
    </style:style>
    <style:style style:name="P63" style:family="paragraph" style:parent-style-name="Subtitle">
      <style:paragraph-properties fo:line-height="100%"/>
      <style:text-properties fo:language="en" fo:country="US" officeooo:rsid="002824c5" officeooo:paragraph-rsid="002824c5"/>
    </style:style>
    <style:style style:name="P64" style:family="paragraph" style:parent-style-name="Heading_20_1" style:list-style-name="">
      <style:paragraph-properties fo:line-height="100%"/>
      <style:text-properties fo:language="ru" fo:country="RU" officeooo:rsid="0013a2cb" officeooo:paragraph-rsid="0013a2cb"/>
    </style:style>
    <style:style style:name="P65" style:family="paragraph" style:parent-style-name="Heading_20_1">
      <style:text-properties fo:language="en" fo:country="US" officeooo:rsid="00310ce0" officeooo:paragraph-rsid="00310ce0"/>
    </style:style>
    <style:style style:name="P66" style:family="paragraph" style:parent-style-name="Heading_20_1">
      <style:text-properties fo:language="en" fo:country="US" officeooo:rsid="002b0ada" officeooo:paragraph-rsid="002b0ada"/>
    </style:style>
    <style:style style:name="P67" style:family="paragraph" style:parent-style-name="Heading_20_1">
      <style:paragraph-properties fo:line-height="100%" fo:break-before="page"/>
      <style:text-properties fo:language="en" fo:country="US" officeooo:rsid="002824c5" officeooo:paragraph-rsid="002824c5"/>
    </style:style>
    <style:style style:name="P68" style:family="paragraph" style:parent-style-name="Heading_20_1">
      <style:paragraph-properties fo:line-height="100%" fo:break-before="page"/>
      <style:text-properties fo:language="en" fo:country="US" officeooo:rsid="002ac907" officeooo:paragraph-rsid="002ac907"/>
    </style:style>
    <style:style style:name="P69" style:family="paragraph" style:parent-style-name="Heading_20_1">
      <style:paragraph-properties fo:break-before="page"/>
      <style:text-properties fo:language="en" fo:country="US" officeooo:rsid="00321d13" officeooo:paragraph-rsid="00321d13"/>
    </style:style>
    <style:style style:name="P70" style:family="paragraph" style:parent-style-name="Heading_20_1">
      <style:paragraph-properties fo:break-before="page"/>
      <style:text-properties fo:language="en" fo:country="US" officeooo:rsid="002b0ada" officeooo:paragraph-rsid="002b0ada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12834"/>
    </style:style>
    <style:style style:name="T3" style:family="text">
      <style:text-properties fo:language="ru" fo:country="RU" officeooo:rsid="00195a65"/>
    </style:style>
    <style:style style:name="T4" style:family="text">
      <style:text-properties fo:language="ru" fo:country="RU" officeooo:rsid="002b0ad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2133"/>
    </style:style>
    <style:style style:name="T7" style:family="text">
      <style:text-properties fo:language="en" fo:country="US" officeooo:rsid="002824c5"/>
    </style:style>
    <style:style style:name="T8" style:family="text">
      <style:text-properties fo:language="en" fo:country="US" officeooo:rsid="0028551a"/>
    </style:style>
    <style:style style:name="T9" style:family="text">
      <style:text-properties fo:language="en" fo:country="US" officeooo:rsid="0029c6d0"/>
    </style:style>
    <style:style style:name="T10" style:family="text">
      <style:text-properties fo:language="en" fo:country="US" officeooo:rsid="002b0ada"/>
    </style:style>
    <style:style style:name="T11" style:family="text">
      <style:text-properties fo:language="en" fo:country="US" officeooo:rsid="002f1d9a"/>
    </style:style>
    <style:style style:name="T12" style:family="text">
      <style:text-properties fo:language="en" fo:country="US" officeooo:rsid="002fc868"/>
    </style:style>
    <style:style style:name="T13" style:family="text">
      <style:text-properties fo:language="en" fo:country="US" officeooo:rsid="00310ce0"/>
    </style:style>
    <style:style style:name="T14" style:family="text">
      <style:text-properties fo:language="en" fo:country="US" officeooo:rsid="00321d13"/>
    </style:style>
    <style:style style:name="T15" style:family="text">
      <style:text-properties officeooo:rsid="0013a2cb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language="en" fo:country="US" officeooo:rsid="002824c5" style:font-size-asian="12pt" style:font-size-complex="12pt"/>
    </style:style>
    <style:style style:name="T18" style:family="text">
      <style:text-properties fo:font-size="12pt" fo:language="en" fo:country="US" officeooo:rsid="0028551a" style:font-size-asian="12pt" style:font-size-complex="12pt"/>
    </style:style>
    <style:style style:name="T19" style:family="text">
      <style:text-properties officeooo:rsid="00177740"/>
    </style:style>
    <style:style style:name="T20" style:family="text">
      <style:text-properties officeooo:rsid="002824c5"/>
    </style:style>
    <style:style style:name="T21" style:family="text">
      <style:text-properties officeooo:rsid="002b0ada"/>
    </style:style>
    <style:style style:name="T22" style:family="text">
      <style:text-properties officeooo:rsid="00321d1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General info and limitations</text:p>
      <text:table-of-content text:style-name="Sect1" text:protected="true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Table of contents</text:p>
          </text:index-title>
          <text:p text:style-name="P71"><text:a xlink:type="simple" xlink:href="#__RefHeading___Toc105_1797285342" text:style-name="Index_20_Link" text:visited-style-name="Index_20_Link">Weather limitations<text:tab/>2</text:a></text:p>
          <text:p text:style-name="P71"><text:a xlink:type="simple" xlink:href="#__RefHeading___Toc6301_1797285342" text:style-name="Index_20_Link" text:visited-style-name="Index_20_Link">General flight limitations<text:tab/>3</text:a></text:p>
          <text:p text:style-name="P71"><text:a xlink:type="simple" xlink:href="#__RefHeading___Toc6961_1797285342" text:style-name="Index_20_Link" text:visited-style-name="Index_20_Link">Speed limits<text:tab/>4</text:a></text:p>
          <text:p text:style-name="P71"><text:a xlink:type="simple" xlink:href="#__RefHeading___Toc8739_1797285342" text:style-name="Index_20_Link" text:visited-style-name="Index_20_Link">Synchronized stabilizer positions<text:tab/>5</text:a></text:p>
          <text:p text:style-name="P71"><text:a xlink:type="simple" xlink:href="#__RefHeading___Toc8741_1797285342" text:style-name="Index_20_Link" text:visited-style-name="Index_20_Link">Aircraft configuration on each flight stage<text:tab/>6</text:a></text:p>
          <text:p text:style-name="P71"><text:a xlink:type="simple" xlink:href="#__RefHeading___Toc8797_1797285342" text:style-name="Index_20_Link" text:visited-style-name="Index_20_Link">Take-off speeds<text:tab/>7</text:a></text:p>
          <text:p text:style-name="P71"><text:a xlink:type="simple" xlink:href="#__RefHeading___Toc8799_1797285342" text:style-name="Index_20_Link" text:visited-style-name="Index_20_Link">Approach speeds<text:tab/>7</text:a></text:p>
        </text:index-body>
      </text:table-of-content>
      <text:p text:style-name="P2"/>
      <text:p text:style-name="P2"/>
      <text:h text:style-name="P67" text:outline-level="1"><text:bookmark-start text:name="__RefHeading___Toc105_1797285342"/>Weather limitations<text:bookmark-end text:name="__RefHeading___Toc105_1797285342"/></text:h>
      <text:p text:style-name="P25">Weather minimums for landing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2" office:value-type="string">
            <text:p text:style-name="P57">Approach mode</text:p>
          </table:table-cell>
          <table:table-cell table:style-name="Таблица1.B1" table:number-columns-spanned="2" office:value-type="string">
            <text:p text:style-name="P33">Minimums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57">Decision height, m</text:p>
          </table:table-cell>
          <table:table-cell table:style-name="Таблица1.C2" office:value-type="string">
            <text:p text:style-name="P57">Visibility, m</text:p>
          </table:table-cell>
        </table:table-row>
        <table:table-row>
          <table:table-cell table:style-name="Таблица1.B2" office:value-type="string">
            <text:p text:style-name="P58">Automatic approach</text:p>
          </table:table-cell>
          <table:table-cell table:style-name="Таблица1.B2" office:value-type="string">
            <text:p text:style-name="P34">30</text:p>
          </table:table-cell>
          <table:table-cell table:style-name="Таблица1.C2" office:value-type="string">
            <text:p text:style-name="P34">350</text:p>
          </table:table-cell>
        </table:table-row>
        <table:table-row>
          <table:table-cell table:style-name="Таблица1.B2" office:value-type="string">
            <text:p text:style-name="P36"><text:span text:style-name="T7">Directors</text:span> / <text:span text:style-name="T5">ILS CatIII</text:span></text:p>
          </table:table-cell>
          <table:table-cell table:style-name="Таблица1.B2" office:value-type="string">
            <text:p text:style-name="P34">60</text:p>
          </table:table-cell>
          <table:table-cell table:style-name="Таблица1.C2" office:value-type="string">
            <text:p text:style-name="P34">550</text:p>
          </table:table-cell>
        </table:table-row>
        <table:table-row>
          <table:table-cell table:style-name="Таблица1.B2" office:value-type="string">
            <text:p text:style-name="P58">ILS</text:p>
          </table:table-cell>
          <table:table-cell table:style-name="Таблица1.B2" office:value-type="string">
            <text:p text:style-name="P34">100</text:p>
          </table:table-cell>
          <table:table-cell table:style-name="Таблица1.C2" office:value-type="string">
            <text:p text:style-name="P34">1200</text:p>
          </table:table-cell>
        </table:table-row>
        <table:table-row>
          <table:table-cell table:style-name="Таблица1.B2" office:value-type="string">
            <text:p text:style-name="P58">By two ADF</text:p>
          </table:table-cell>
          <table:table-cell table:style-name="Таблица1.B2" office:value-type="string">
            <text:p text:style-name="P34">120</text:p>
          </table:table-cell>
          <table:table-cell table:style-name="Таблица1.C2" office:value-type="string">
            <text:p text:style-name="P34">1800</text:p>
          </table:table-cell>
        </table:table-row>
        <table:table-row>
          <table:table-cell table:style-name="Таблица1.B2" office:value-type="string">
            <text:p text:style-name="P58">By one ADF</text:p>
          </table:table-cell>
          <table:table-cell table:style-name="Таблица1.B2" office:value-type="string">
            <text:p text:style-name="P34">250</text:p>
          </table:table-cell>
          <table:table-cell table:style-name="Таблица1.C2" office:value-type="string">
            <text:p text:style-name="P34">4000</text:p>
          </table:table-cell>
        </table:table-row>
        <table:table-row>
          <table:table-cell table:style-name="Таблица1.B2" office:value-type="string">
            <text:p text:style-name="P58">Visual approach</text:p>
          </table:table-cell>
          <table:table-cell table:style-name="Таблица1.B2" office:value-type="string">
            <text:p text:style-name="P37">210</text:p>
          </table:table-cell>
          <table:table-cell table:style-name="Таблица1.C2" office:value-type="string">
            <text:p text:style-name="P37">4000</text:p>
          </table:table-cell>
        </table:table-row>
      </table:table>
      <text:p text:style-name="P63">Maximum wind</text:p>
      <text:p text:style-name="P17"><text:span text:style-name="T7">On taxi and pushback<text:tab/><text:tab/><text:tab/><text:tab/></text:span> <text:tab/><text:tab/><text:tab/>30 <text:span text:style-name="T7">m/s;</text:span></text:p>
      <text:p text:style-name="P20">Wind limits on take-off and landing:</text:p>
      <text:p text:style-name="P18">- <text:span text:style-name="T7">headwind</text:span> <text:tab/><text:tab/><text:tab/><text:tab/><text:tab/><text:tab/><text:tab/><text:tab/>30 <text:span text:style-name="T7">m/s</text:span>;</text:p>
      <text:p text:style-name="P18">- <text:span text:style-name="T7">tailwind</text:span> <text:tab/><text:tab/><text:tab/><text:tab/><text:tab/><text:tab/><text:tab/><text:tab/>10 <text:span text:style-name="T7">m/s</text:span>;</text:p>
      <text:p text:style-name="P17">- <text:span text:style-name="T7">side wind</text:span> 90° <text:span text:style-name="T7">to runway</text:span>:</text:p>
      <text:p text:style-name="P18">- <text:span text:style-name="T7">normal conditions</text:span> <text:tab/><text:tab/><text:tab/><text:tab/><text:tab/><text:tab/><text:tab/>17 <text:span text:style-name="T7">m/s</text:span>;</text:p>
      <text:p text:style-name="P18">- <text:span text:style-name="T7">failure of two hydraulic systems<text:tab/><text:tab/></text:span> <text:tab/><text:tab/><text:tab/>10 <text:span text:style-name="T7">m/s</text:span>;</text:p>
      <text:p text:style-name="P18">- <text:span text:style-name="T20">precipitation</text:span>:</text:p>
      <text:p text:style-name="P17">- <text:span text:style-name="T7">if water level is under 3mm – see the table below</text:span></text:p>
      <text:p text:style-name="P17">- <text:span text:style-name="T7">if water lever above 3mm</text:span> <text:tab/><text:tab/><text:tab/><text:tab/><text:tab/><text:tab/>5 м/с.</text:p>
      <text:p text:style-name="P63">Maximum side wind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58">Runway friction coeficient</text:p>
          </table:table-cell>
          <table:table-cell table:style-name="Таблица2.A1" office:value-type="string">
            <text:p text:style-name="P35">0.3</text:p>
          </table:table-cell>
          <table:table-cell table:style-name="Таблица2.A1" office:value-type="string">
            <text:p text:style-name="P35">0.4</text:p>
          </table:table-cell>
          <table:table-cell table:style-name="Таблица2.A1" office:value-type="string">
            <text:p text:style-name="P35">0.5</text:p>
          </table:table-cell>
          <table:table-cell table:style-name="Таблица2.E1" office:value-type="string">
            <text:p text:style-name="P35">0.6+</text:p>
          </table:table-cell>
        </table:table-row>
        <table:table-row>
          <table:table-cell table:style-name="Таблица2.A2" office:value-type="string">
            <text:p text:style-name="P58">Maximum side wind part, m/s</text:p>
          </table:table-cell>
          <table:table-cell table:style-name="Таблица2.A2" office:value-type="string">
            <text:p text:style-name="P35">5</text:p>
          </table:table-cell>
          <table:table-cell table:style-name="Таблица2.A2" office:value-type="string">
            <text:p text:style-name="P35">11</text:p>
          </table:table-cell>
          <table:table-cell table:style-name="Таблица2.A2" office:value-type="string">
            <text:p text:style-name="P35">17</text:p>
          </table:table-cell>
          <table:table-cell table:style-name="Таблица2.E2" office:value-type="string">
            <text:p text:style-name="P35">17</text:p>
          </table:table-cell>
        </table:table-row>
      </table:table>
      <text:p text:style-name="P28"/>
      <text:p text:style-name="P63">Maximal flight altitude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48">Flight level</text:p>
          </table:table-cell>
          <table:table-cell table:style-name="Таблица3.A1" office:value-type="string">
            <text:p text:style-name="P47">11100 <text:span text:style-name="T7">m</text:span></text:p>
            <text:p text:style-name="P47">36500 <text:span text:style-name="T7">ft</text:span></text:p>
          </table:table-cell>
          <table:table-cell table:style-name="Таблица3.A1" office:value-type="string">
            <text:p text:style-name="P47">11600 <text:span text:style-name="T7">m</text:span></text:p>
            <text:p text:style-name="P47">38000 <text:span text:style-name="T7">ft</text:span></text:p>
          </table:table-cell>
          <table:table-cell table:style-name="Таблица3.D1" office:value-type="string">
            <text:p text:style-name="P47">12100 <text:span text:style-name="T7">m</text:span></text:p>
            <text:p text:style-name="P47">39700 <text:span text:style-name="T7">ft</text:span></text:p>
          </table:table-cell>
        </table:table-row>
        <table:table-row>
          <table:table-cell table:style-name="Таблица3.A2" office:value-type="string">
            <text:p text:style-name="P48">Maximum gross weight, kg</text:p>
          </table:table-cell>
          <table:table-cell table:style-name="Таблица3.A2" office:value-type="string">
            <text:p text:style-name="P49">No limits</text:p>
          </table:table-cell>
          <table:table-cell table:style-name="Таблица3.A2" office:value-type="string">
            <text:p text:style-name="P47">93500</text:p>
          </table:table-cell>
          <table:table-cell table:style-name="Таблица3.D2" office:value-type="string">
            <text:p text:style-name="P47">85000</text:p>
          </table:table-cell>
        </table:table-row>
      </table:table>
      <text:h text:style-name="P64" text:outline-level="1"/>
      <text:h text:style-name="P67" text:outline-level="1"><text:bookmark-start text:name="__RefHeading___Toc6301_1797285342"/>General flight limitations<text:bookmark-end text:name="__RefHeading___Toc6301_1797285342"/></text:h>
      <text:p text:style-name="P6"/>
      <text:p text:style-name="P22">Gross weight limits</text:p>
      <text:p text:style-name="P17"><text:span text:style-name="T7">Maximum taxi weight……….</text:span> ………………………………………………………...100,5 <text:span text:style-name="T7">t</text:span>.</text:p>
      <text:p text:style-name="P17"><text:span text:style-name="T7">Maximum take-off weight……</text:span>………………………………………………………… 100 <text:span text:style-name="T7">t</text:span>.</text:p>
      <text:p text:style-name="P17"><text:span text:style-name="T7">Maximum landing weight………..</text:span> ………………………………………………………80 <text:span text:style-name="T7">t</text:span>.</text:p>
      <text:p text:style-name="P17"><text:span text:style-name="T7">Maximum zero fuel weight………………….</text:span> …………………………………………...74 <text:span text:style-name="T7">t</text:span>.</text:p>
      <text:p text:style-name="P17"><text:span text:style-name="T7">Maximum commercial load…………….</text:span> ………………………………………………...18 <text:span text:style-name="T7">t</text:span>.</text:p>
      <text:p text:style-name="P17"/>
      <text:p text:style-name="P21">CG limitations</text:p>
      <text:p text:style-name="P17"><text:span text:style-name="T7">Maximum forward CG position on take-off, LG extended………………….</text:span> <text:span text:style-name="T15">………</text:span>21 % <text:span text:style-name="T7">MAC</text:span>.</text:p>
      <text:p text:style-name="P18"><text:span text:style-name="T7">Maximum forward CG position on landing, LG extended</text:span> …………………………..18 % <text:span text:style-name="T7">MAC</text:span>.</text:p>
      <text:p text:style-name="P17"><text:span text:style-name="T7">Maximum back CG position, LG retracted</text:span>:</text:p>
      <text:p text:style-name="P18">(а) <text:span text:style-name="T7">normal flight……………………</text:span> ………………………………………………..32 % <text:span text:style-name="T7">MAC</text:span>;</text:p>
      <text:p text:style-name="P18">(б) <text:span text:style-name="T7">if take-ff weight is less than 80 t and flightlevel is under </text:span><text:span text:style-name="T8">330, Autopilot works only in manual mode and commercial load doesn't allow to reach 32% MAC CG position, then it is allowed to fly with CG position up to 40% MAC.</text:span></text:p>
      <text:p text:style-name="P3"><text:span text:style-name="T18">CG for tail overturn on ground.………………………...</text:span><text:span text:style-name="T16">………………………….52,5 % </text:span><text:span text:style-name="T17">MAC</text:span><text:span text:style-name="T16">.</text:span></text:p>
      <text:p text:style-name="P19"/>
      <text:p text:style-name="P26">Maximum G-overloads</text:p>
      <text:p text:style-name="P27">Maximum G load for any weight</text:p>
      <text:p text:style-name="P4">- <text:span text:style-name="T9">flaps retracted………………………………………………………………</text:span>.………. <text:s/>2.5</text:p>
      <text:p text:style-name="P4">- <text:span text:style-name="T9">flaps extended………………..</text:span>…………………………………….………………... <text:s/>2.0</text:p>
      <text:p text:style-name="P27">Minimum G load for any weight</text:p>
      <text:p text:style-name="P5">- <text:span text:style-name="T9">flaps retracted……………………………………………………………</text:span>.…………. <text:s/>0.0</text:p>
      <text:p text:style-name="P5">- <text:span text:style-name="T9">flaps extended………………………………………………………………</text:span>...……... <text:s/>0.2</text:p>
      <text:p text:style-name="P4"/>
      <text:p text:style-name="P26">Maximum bank angle</text:p>
      <text:p text:style-name="P27">When maneuvering under 250m altitude or airspeed less than 340 km/h on takeoff and less than 280 km/h on landing<text:span text:style-name="T3">………………………………………………………………………. 15°</text:span></text:p>
      <text:p text:style-name="P4"><text:span text:style-name="T9">Extending and retracting flaps……</text:span> …………………………………………………...25°</text:p>
      <text:p text:style-name="P4"><text:span text:style-name="T9">All other situations…………</text:span>…………………………………………………………..30°</text:p>
      <text:h text:style-name="P68" text:outline-level="1"><text:bookmark-start text:name="__RefHeading___Toc6961_1797285342"/>Speed limits<text:bookmark-end text:name="__RefHeading___Toc6961_1797285342"/></text:h>
      <text:p text:style-name="P9"><text:span text:style-name="T11">Maximum operation speed</text:span> (V мо) <text:span text:style-name="T11">and</text:span> М <text:span text:style-name="T11">number </text:span>(М мо):</text:p>
      <text:p text:style-name="P9">- <text:span text:style-name="T11">with CG position</text:span> 32% <text:span text:style-name="T11">MAC</text:span> <text:span text:style-name="T11">and less</text:span>:</text:p>
      <text:p text:style-name="P9">- <text:span text:style-name="T11">on altitudes less than 7000 m</text:span> ...........................................................……..……600 <text:span text:style-name="T11">km/h</text:span>;</text:p>
      <text:p text:style-name="P10">- <text:span text:style-name="T11">on altitudes more than 7000 m</text:span> ............................................….…….. 575 <text:span text:style-name="T11">km/h</text:span>, М = 0,86.</text:p>
      <text:p text:style-name="P10">- <text:span text:style-name="T11">with CG position more than 32% MAC</text:span> .........................….........……………..... 525 <text:span text:style-name="T11">km/h</text:span>.</text:p>
      <text:p text:style-name="P9"><text:span text:style-name="T11">Maximum speed</text:span> V max <text:s/><text:span text:style-name="T11">and</text:span> М <text:span text:style-name="T6">m</text:span>ах:</text:p>
      <text:p text:style-name="P10">- <text:span text:style-name="T11">on altitudes less than 7000 m</text:span> ...........................................................…......... 650 <text:span text:style-name="T11">km/h</text:span>;</text:p>
      <text:p text:style-name="P10">- <text:span text:style-name="T11">on altitudes more than 7000 m</text:span> <text:span text:style-name="T11">and less than</text:span> 10300 <text:span text:style-name="T11">m</text:span> .................................. 625 <text:span text:style-name="T11">km/h</text:span>;</text:p>
      <text:p text:style-name="P10">- <text:span text:style-name="T11">on altitudes</text:span> &gt; 10300 <text:span text:style-name="T11">m</text:span> .................................................................................... М = 0,95.</text:p>
      <text:p text:style-name="P10"><text:span text:style-name="T11">Maximum airspeed with yaw or roll damper failure</text:span> ..............……...525 <text:span text:style-name="T11">km/h</text:span>, М = 0,85.</text:p>
      <text:p text:style-name="P9"><text:span text:style-name="T11">Maximum speed with flaps, extended to angle</text:span>:</text:p>
      <text:p text:style-name="P10">- 15° .................................................................................................................. 420 <text:span text:style-name="T11">km/h</text:span>;</text:p>
      <text:p text:style-name="P10">- 28° .................................................................................................................. 360 <text:span text:style-name="T11">km/h</text:span>;</text:p>
      <text:p text:style-name="P10">- 36° .................................................................................................................. 330 <text:span text:style-name="T11">km/h</text:span>;</text:p>
      <text:p text:style-name="P10">- 45° .................................................................................................................. 300 <text:span text:style-name="T11">km/h</text:span>.</text:p>
      <text:p text:style-name="P11"><text:span text:style-name="T12">While retracting flaps from 15° to 0° it is allowed to reach speed </text:span><text:span text:style-name="T5">430</text:span> <text:span text:style-name="T11">km/h</text:span>.</text:p>
      <text:p text:style-name="P9"><text:span text:style-name="T12">Maximum landing gear operating speed</text:span>:</text:p>
      <text:p text:style-name="P10">- <text:span text:style-name="T12">in normal conditions</text:span> .....................................................………......................... 400 <text:span text:style-name="T11">km/h</text:span>;</text:p>
      <text:p text:style-name="P10"><text:span text:style-name="T12">Maximum speed for flight with non-flight stabilizer position</text:span>.............................. 450 <text:span text:style-name="T11">km/h</text:span>.</text:p>
      <text:p text:style-name="P10"><text:span text:style-name="T12">Maximum speed for operating stabilizer</text:span> ...……………………………….......... 425 <text:span text:style-name="T11">km/h</text:span>.</text:p>
      <text:p text:style-name="P11"><text:span text:style-name="T12">When take-off or go-around, while stabilizer moves to in-flight position……...</text:span> 450 <text:span text:style-name="T11">km/h,</text:span>.</text:p>
      <text:p text:style-name="P10"><text:span text:style-name="T12">Maximum speed with slats extended……………………………..</text:span> ............……..425 <text:span text:style-name="T11">km/h</text:span>.</text:p>
      <text:p text:style-name="P10"><text:span text:style-name="T12">While slats retracts, it is allowed to speed up to</text:span>............................................….... 450 <text:span text:style-name="T11">km/h</text:span>.</text:p>
      <text:p text:style-name="P15"><text:span text:style-name="T12">Maximum speed to operate landing lights………..</text:span> ........................................…...400 <text:s/><text:span text:style-name="T11">km/h</text:span></text:p>
      <text:p text:style-name="P12"/>
      <text:p text:style-name="P30"><text:span text:style-name="T12">Maximum groundspeed</text:span>:</text:p>
      <text:p text:style-name="P15">- <text:span text:style-name="T12">rising nose-wheel (rotate)</text:span> ..............................................................……………... 315 <text:s/><text:span text:style-name="T11">km/h</text:span></text:p>
      <text:p text:style-name="P15">- <text:span text:style-name="T12">take-off main gears…………...</text:span> ..................................................................…...... 325 <text:s/><text:span text:style-name="T11">km/h</text:span></text:p>
      <text:p text:style-name="P15">- <text:span text:style-name="T12">touchdown main gears……………….</text:span> .......................................................…….. 280 <text:span text:style-name="T11">km/h</text:span></text:p>
      <text:p text:style-name="P15">- <text:span text:style-name="T12">touchdown nose-wheel………….</text:span> ............................................................…….... 270 <text:span text:style-name="T11">km/h</text:span></text:p>
      <text:p text:style-name="P12">- <text:span text:style-name="T12">start using brakes when air temperature is</text:span>:</text:p>
      <text:p text:style-name="P15">- <text:span text:style-name="T12">+</text:span>30 °С <text:s/><text:span text:style-name="T12">and below.................................................…..............................…</text:span>..……. 240 <text:span text:style-name="T11">km/h</text:span></text:p>
      <text:p text:style-name="P15">- <text:span text:style-name="T12">more than</text:span> <text:span text:style-name="T12">+</text:span>30 °С ...........................................................................................…... 225 <text:s/><text:span text:style-name="T11">km/h</text:span></text:p>
      <text:p text:style-name="P12"/>
      <text:h text:style-name="P65" text:outline-level="1"><text:bookmark-start text:name="__RefHeading___Toc8739_1797285342"/><text:span text:style-name="T22">Synchronized</text:span> stabilizer positions<text:bookmark-end text:name="__RefHeading___Toc8739_1797285342"/></text:h>
      <table:table table:name="Таблица4" table:style-name="Таблица4">
        <table:table-column table:style-name="Таблица4.A" table:number-columns-repeated="5"/>
        <table:table-column table:style-name="Таблица4.F"/>
        <table:table-row>
          <table:table-cell table:style-name="Таблица4.A1" table:number-rows-spanned="5" office:value-type="string">
            <text:p text:style-name="P61">Aircraft configuration</text:p>
          </table:table-cell>
          <table:table-cell table:style-name="Таблица4.A1" table:number-rows-spanned="5" office:value-type="string">
            <text:p text:style-name="P61">Flaps angle, deg</text:p>
          </table:table-cell>
          <table:table-cell table:style-name="Таблица4.A1" table:number-rows-spanned="5" office:value-type="string">
            <text:p text:style-name="P61">Slats position</text:p>
          </table:table-cell>
          <table:table-cell table:style-name="Таблица4.D1" table:number-columns-spanned="3" office:value-type="string">
            <text:p text:style-name="P38"><text:span text:style-name="T13">CG position</text:span> %<text:span text:style-name="T13">MAC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E8" office:value-type="string">
            <text:p text:style-name="P38"><text:span text:style-name="T13">Less than</text:span> 24</text:p>
          </table:table-cell>
          <table:table-cell table:style-name="Таблица4.E8" office:value-type="string">
            <text:p text:style-name="P38">24-32</text:p>
          </table:table-cell>
          <table:table-cell table:style-name="Таблица4.F8" office:value-type="string">
            <text:p text:style-name="P38"><text:span text:style-name="T13">More than</text:span> 32</text:p>
          </table:table-cell>
        </table:table-row>
        <table:table-row>
          <table:covered-table-cell/>
          <table:covered-table-cell/>
          <table:covered-table-cell/>
          <table:table-cell table:style-name="Таблица4.D3" table:number-columns-spanned="3" office:value-type="string">
            <text:p text:style-name="P60">Stab setting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E8" office:value-type="string">
            <text:p text:style-name="P60">F</text:p>
            <text:p text:style-name="P60">green</text:p>
            <text:p text:style-name="P60">color</text:p>
          </table:table-cell>
          <table:table-cell table:style-name="Таблица4.E8" office:value-type="string">
            <text:p text:style-name="P60">M</text:p>
            <text:p text:style-name="P60">black</text:p>
            <text:p text:style-name="P60">color</text:p>
          </table:table-cell>
          <table:table-cell table:style-name="Таблица4.F8" office:value-type="string">
            <text:p text:style-name="P60">B</text:p>
            <text:p text:style-name="P60">yellow</text:p>
            <text:p text:style-name="P60">color</text:p>
          </table:table-cell>
        </table:table-row>
        <table:table-row>
          <table:covered-table-cell/>
          <table:covered-table-cell/>
          <table:covered-table-cell/>
          <table:table-cell table:style-name="Таблица4.D5" table:number-columns-spanned="3" office:value-type="string">
            <text:p text:style-name="P60">Stabilizer position, deg</text:p>
          </table:table-cell>
          <table:covered-table-cell/>
          <table:covered-table-cell/>
        </table:table-row>
        <table:table-row>
          <table:table-cell table:style-name="Таблица4.E8" office:value-type="string">
            <text:p text:style-name="P60">Flight</text:p>
          </table:table-cell>
          <table:table-cell table:style-name="Таблица4.E8" office:value-type="string">
            <text:p text:style-name="P38">0</text:p>
          </table:table-cell>
          <table:table-cell table:style-name="Таблица4.E8" office:value-type="string">
            <text:p text:style-name="P60">Retracted</text:p>
          </table:table-cell>
          <table:table-cell table:style-name="Таблица4.E8" office:value-type="string">
            <text:p text:style-name="P38">0</text:p>
          </table:table-cell>
          <table:table-cell table:style-name="Таблица4.E8" office:value-type="string">
            <text:p text:style-name="P38">0</text:p>
          </table:table-cell>
          <table:table-cell table:style-name="Таблица4.F8" office:value-type="string">
            <text:p text:style-name="P38">0</text:p>
          </table:table-cell>
        </table:table-row>
        <table:table-row>
          <table:table-cell table:style-name="Таблица4.E8" office:value-type="string">
            <text:p text:style-name="P60">Take-off</text:p>
          </table:table-cell>
          <table:table-cell table:style-name="Таблица4.E8" office:value-type="string">
            <text:p text:style-name="P38">15, 28</text:p>
          </table:table-cell>
          <table:table-cell table:style-name="Таблица4.E8" office:value-type="string">
            <text:p text:style-name="P60">Extended</text:p>
          </table:table-cell>
          <table:table-cell table:style-name="Таблица4.E8" office:value-type="string">
            <text:p text:style-name="P38">3</text:p>
          </table:table-cell>
          <table:table-cell table:style-name="Таблица4.E8" office:value-type="string">
            <text:p text:style-name="P38">1.5</text:p>
          </table:table-cell>
          <table:table-cell table:style-name="Таблица4.F8" office:value-type="string">
            <text:p text:style-name="P38">0</text:p>
          </table:table-cell>
        </table:table-row>
        <table:table-row>
          <table:table-cell table:style-name="Таблица4.E8" office:value-type="string">
            <text:p text:style-name="P60">Landing</text:p>
          </table:table-cell>
          <table:table-cell table:style-name="Таблица4.E8" office:value-type="string">
            <text:p text:style-name="P38">36, 45</text:p>
          </table:table-cell>
          <table:table-cell table:style-name="Таблица4.E8" office:value-type="string">
            <text:p text:style-name="P60">Extended</text:p>
          </table:table-cell>
          <table:table-cell table:style-name="Таблица4.E8" office:value-type="string">
            <text:p text:style-name="P38">5.5</text:p>
          </table:table-cell>
          <table:table-cell table:style-name="Таблица4.E8" office:value-type="string">
            <text:p text:style-name="P38">3</text:p>
          </table:table-cell>
          <table:table-cell table:style-name="Таблица4.F8" office:value-type="string">
            <text:p text:style-name="P38">0</text:p>
          </table:table-cell>
        </table:table-row>
      </table:table>
      <text:p text:style-name="P7"/>
      <text:h text:style-name="P69" text:outline-level="1"><text:bookmark-start text:name="__RefHeading___Toc8741_1797285342"/>Aircraft configuration on each flight stage<text:bookmark-end text:name="__RefHeading___Toc8741_1797285342"/></text:h>
      <text:p text:style-name="P16"><text:span text:style-name="T14">Take-off</text:span>:</text:p>
      <text:p text:style-name="P13">- <text:span text:style-name="T14">flaps extended to</text:span> 15° <text:span text:style-name="T14">or</text:span> 28°,</text:p>
      <text:p text:style-name="P13">- <text:span text:style-name="T14">slats extended</text:span>;</text:p>
      <text:p text:style-name="P14">- <text:span text:style-name="T14">stabilizer in sync position</text:span><text:span text:style-name="T19">;</text:span></text:p>
      <text:p text:style-name="P12">- <text:span text:style-name="T14">spoilers retracted</text:span>;</text:p>
      <text:p text:style-name="P12">- <text:span text:style-name="T14">landing gear deployed</text:span>.</text:p>
      <text:p text:style-name="P16"><text:span text:style-name="T14">In flight</text:span>:</text:p>
      <text:p text:style-name="P12">- <text:span text:style-name="T14">flaps retracted</text:span>;</text:p>
      <text:p text:style-name="P12">- <text:span text:style-name="T14">slats retracted</text:span>;</text:p>
      <text:p text:style-name="P13">- <text:span text:style-name="T14">stabilizer in flight position</text:span> (0°);</text:p>
      <text:p text:style-name="P12">- <text:span text:style-name="T14">spoilers retracted</text:span> (<text:span text:style-name="T14">may be extended on descend</text:span>);</text:p>
      <text:p text:style-name="P12">- <text:span text:style-name="T14">landing gears retracted</text:span>.</text:p>
      <text:p text:style-name="P16"><text:span text:style-name="T14">Emergency descend</text:span>:</text:p>
      <text:p text:style-name="P12">- <text:span text:style-name="T14">flaps retracted</text:span>;</text:p>
      <text:p text:style-name="P12">- <text:span text:style-name="T14">slats retracted</text:span>;</text:p>
      <text:p text:style-name="P12">- <text:span text:style-name="T14">stabilizer in flight position</text:span> (0°);</text:p>
      <text:p text:style-name="P12">- <text:span text:style-name="T14">middle spoilers extended</text:span>;</text:p>
      <text:p text:style-name="P12">- <text:span text:style-name="T14">landing gear deployed</text:span>.</text:p>
      <text:p text:style-name="P16"><text:span text:style-name="T14">On landing</text:span>:</text:p>
      <text:p text:style-name="P12">- <text:span text:style-name="T14">flaps</text:span>:</text:p>
      <text:p text:style-name="P12">- <text:span text:style-name="T14">in normal conditions extended to</text:span> 45° <text:span text:style-name="T14">or</text:span> 36°, </text:p>
      <text:p text:style-name="P12">- <text:span text:style-name="T14">when landing with two working engines, extended to</text:span> 36°;</text:p>
      <text:p text:style-name="P12">- <text:span text:style-name="T14">when landing with one</text:span> <text:span text:style-name="T14">engine, extended to </text:span>15°;</text:p>
      <text:p text:style-name="P12">- <text:span text:style-name="T14">slats extended</text:span>;</text:p>
      <text:p text:style-name="P12">- <text:span text:style-name="T14">stabilizer synchronized, see table above</text:span><text:span text:style-name="T19">;</text:span></text:p>
      <text:p text:style-name="P12">- <text:span text:style-name="T14">middle and inner spoilers deploys automatically on touchdown</text:span>;</text:p>
      <text:p text:style-name="P12">- <text:span text:style-name="T14">landing gears deployed</text:span>.</text:p>
      <text:p text:style-name="P29"/>
      <text:p text:style-name="P29"/>
      <text:h text:style-name="P70" text:outline-level="1"><text:bookmark-start text:name="__RefHeading___Toc8797_1797285342"/>Take-off speeds<text:bookmark-end text:name="__RefHeading___Toc8797_1797285342"/></text:h>
      <text:p text:style-name="P23"><text:span text:style-name="T10">Flaps</text:span><text:span text:style-name="T1"> 28</text:span><text:span text:style-name="T2">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3"/>
        <table:table-column table:style-name="Таблица5.F"/>
        <table:table-column table:style-name="Таблица5.B"/>
        <table:table-column table:style-name="Таблица5.H"/>
        <table:table-row>
          <table:table-cell table:style-name="Таблица5.A1" office:value-type="string">
            <text:p text:style-name="P59">Weight, t</text:p>
          </table:table-cell>
          <table:table-cell table:style-name="Таблица5.A1" office:value-type="string">
            <text:p text:style-name="P50">70</text:p>
          </table:table-cell>
          <table:table-cell table:style-name="Таблица5.A1" office:value-type="string">
            <text:p text:style-name="P50">75</text:p>
          </table:table-cell>
          <table:table-cell table:style-name="Таблица5.A1" office:value-type="string">
            <text:p text:style-name="P50">80</text:p>
          </table:table-cell>
          <table:table-cell table:style-name="Таблица5.A1" office:value-type="string">
            <text:p text:style-name="P50">85</text:p>
          </table:table-cell>
          <table:table-cell table:style-name="Таблица5.A1" office:value-type="string">
            <text:p text:style-name="P50">90</text:p>
          </table:table-cell>
          <table:table-cell table:style-name="Таблица5.A1" office:value-type="string">
            <text:p text:style-name="P50">95</text:p>
          </table:table-cell>
          <table:table-cell table:style-name="Таблица5.H1" office:value-type="string">
            <text:p text:style-name="P50">100</text:p>
          </table:table-cell>
        </table:table-row>
        <table:table-row>
          <table:table-cell table:style-name="Таблица5.A2" office:value-type="string">
            <text:p text:style-name="P55">V1, <text:span text:style-name="T21">km/h</text:span></text:p>
          </table:table-cell>
          <table:table-cell table:style-name="Таблица5.A2" office:value-type="string">
            <text:p text:style-name="P46">205</text:p>
          </table:table-cell>
          <table:table-cell table:style-name="Таблица5.A2" office:value-type="string">
            <text:p text:style-name="P46">210</text:p>
          </table:table-cell>
          <table:table-cell table:style-name="Таблица5.A2" office:value-type="string">
            <text:p text:style-name="P46">220</text:p>
          </table:table-cell>
          <table:table-cell table:style-name="Таблица5.A2" office:value-type="string">
            <text:p text:style-name="P46">230</text:p>
          </table:table-cell>
          <table:table-cell table:style-name="Таблица5.A2" office:value-type="string">
            <text:p text:style-name="P46">235</text:p>
          </table:table-cell>
          <table:table-cell table:style-name="Таблица5.A2" office:value-type="string">
            <text:p text:style-name="P46">240</text:p>
          </table:table-cell>
          <table:table-cell table:style-name="Таблица5.H2" office:value-type="string">
            <text:p text:style-name="P46">250</text:p>
          </table:table-cell>
        </table:table-row>
        <table:table-row>
          <table:table-cell table:style-name="Таблица5.A2" office:value-type="string">
            <text:p text:style-name="P52">Vr, <text:span text:style-name="T21">km/h</text:span></text:p>
          </table:table-cell>
          <table:table-cell table:style-name="Таблица5.A2" office:value-type="string">
            <text:p text:style-name="P39">215</text:p>
          </table:table-cell>
          <table:table-cell table:style-name="Таблица5.A2" office:value-type="string">
            <text:p text:style-name="P39">220</text:p>
          </table:table-cell>
          <table:table-cell table:style-name="Таблица5.A2" office:value-type="string">
            <text:p text:style-name="P39">230</text:p>
          </table:table-cell>
          <table:table-cell table:style-name="Таблица5.A2" office:value-type="string">
            <text:p text:style-name="P40">240</text:p>
          </table:table-cell>
          <table:table-cell table:style-name="Таблица5.A2" office:value-type="string">
            <text:p text:style-name="P41">245</text:p>
          </table:table-cell>
          <table:table-cell table:style-name="Таблица5.A2" office:value-type="string">
            <text:p text:style-name="P41">250</text:p>
          </table:table-cell>
          <table:table-cell table:style-name="Таблица5.H2" office:value-type="string">
            <text:p text:style-name="P41">260</text:p>
          </table:table-cell>
        </table:table-row>
        <table:table-row>
          <table:table-cell table:style-name="Таблица5.A2" office:value-type="string">
            <text:p text:style-name="P52">V2, <text:span text:style-name="T21">km/h</text:span></text:p>
          </table:table-cell>
          <table:table-cell table:style-name="Таблица5.A2" office:value-type="string">
            <text:p text:style-name="P39">235</text:p>
          </table:table-cell>
          <table:table-cell table:style-name="Таблица5.A2" office:value-type="string">
            <text:p text:style-name="P39">245</text:p>
          </table:table-cell>
          <table:table-cell table:style-name="Таблица5.A2" office:value-type="string">
            <text:p text:style-name="P39">250</text:p>
          </table:table-cell>
          <table:table-cell table:style-name="Таблица5.A2" office:value-type="string">
            <text:p text:style-name="P40">260</text:p>
          </table:table-cell>
          <table:table-cell table:style-name="Таблица5.A2" office:value-type="string">
            <text:p text:style-name="P41">270</text:p>
          </table:table-cell>
          <table:table-cell table:style-name="Таблица5.A2" office:value-type="string">
            <text:p text:style-name="P41">275</text:p>
          </table:table-cell>
          <table:table-cell table:style-name="Таблица5.H2" office:value-type="string">
            <text:p text:style-name="P41">280</text:p>
          </table:table-cell>
        </table:table-row>
        <table:table-row>
          <table:table-cell table:style-name="Таблица5.A2" office:value-type="string">
            <text:p text:style-name="P52">V <text:span text:style-name="T21">flaps to</text:span><text:span text:style-name="T1"> </text:span>15°, <text:span text:style-name="T21">km/h</text:span></text:p>
          </table:table-cell>
          <table:table-cell table:style-name="Таблица5.H2" table:number-columns-spanned="7" office:value-type="string">
            <text:p text:style-name="P62">Not less than 33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52">V <text:span text:style-name="T21">flaps to</text:span><text:span text:style-name="T1"> </text:span>0°, <text:span text:style-name="T21">km/h</text:span></text:p>
          </table:table-cell>
          <table:table-cell table:style-name="Таблица5.A2" table:number-columns-spanned="6" office:value-type="string">
            <text:p text:style-name="P62">Not less than 36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H2" office:value-type="string">
            <text:p text:style-name="P41">365</text:p>
          </table:table-cell>
        </table:table-row>
      </table:table>
      <text:p text:style-name="P8"/>
      <text:p text:style-name="P24"><text:span text:style-name="T10">Flaps</text:span><text:span text:style-name="T1"> </text:span><text:span text:style-name="T2">15°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3"/>
        <table:table-column table:style-name="Таблица6.F"/>
        <table:table-column table:style-name="Таблица6.B"/>
        <table:table-column table:style-name="Таблица6.H"/>
        <table:table-row>
          <table:table-cell table:style-name="Таблица6.A1" office:value-type="string">
            <text:p text:style-name="P59">Weight, t</text:p>
          </table:table-cell>
          <table:table-cell table:style-name="Таблица6.A1" office:value-type="string">
            <text:p text:style-name="P51">70</text:p>
          </table:table-cell>
          <table:table-cell table:style-name="Таблица6.A1" office:value-type="string">
            <text:p text:style-name="P51">75</text:p>
          </table:table-cell>
          <table:table-cell table:style-name="Таблица6.A1" office:value-type="string">
            <text:p text:style-name="P51">80</text:p>
          </table:table-cell>
          <table:table-cell table:style-name="Таблица6.A1" office:value-type="string">
            <text:p text:style-name="P51">85</text:p>
          </table:table-cell>
          <table:table-cell table:style-name="Таблица6.A1" office:value-type="string">
            <text:p text:style-name="P51">90</text:p>
          </table:table-cell>
          <table:table-cell table:style-name="Таблица6.A1" office:value-type="string">
            <text:p text:style-name="P51">95</text:p>
          </table:table-cell>
          <table:table-cell table:style-name="Таблица6.H1" office:value-type="string">
            <text:p text:style-name="P51">100</text:p>
          </table:table-cell>
        </table:table-row>
        <table:table-row>
          <table:table-cell table:style-name="Таблица6.A2" office:value-type="string">
            <text:p text:style-name="P56">V1, <text:span text:style-name="T21">km/h</text:span></text:p>
          </table:table-cell>
          <table:table-cell table:style-name="Таблица6.A2" office:value-type="string">
            <text:p text:style-name="P46">220</text:p>
          </table:table-cell>
          <table:table-cell table:style-name="Таблица6.A2" office:value-type="string">
            <text:p text:style-name="P46">230</text:p>
          </table:table-cell>
          <table:table-cell table:style-name="Таблица6.A2" office:value-type="string">
            <text:p text:style-name="P46">235</text:p>
          </table:table-cell>
          <table:table-cell table:style-name="Таблица6.A2" office:value-type="string">
            <text:p text:style-name="P46">245</text:p>
          </table:table-cell>
          <table:table-cell table:style-name="Таблица6.A2" office:value-type="string">
            <text:p text:style-name="P46">250</text:p>
          </table:table-cell>
          <table:table-cell table:style-name="Таблица6.A2" office:value-type="string">
            <text:p text:style-name="P46">260</text:p>
          </table:table-cell>
          <table:table-cell table:style-name="Таблица6.H2" office:value-type="string">
            <text:p text:style-name="P46">270</text:p>
          </table:table-cell>
        </table:table-row>
        <table:table-row>
          <table:table-cell table:style-name="Таблица6.A2" office:value-type="string">
            <text:p text:style-name="P52">Vr, <text:span text:style-name="T21">km/h</text:span></text:p>
          </table:table-cell>
          <table:table-cell table:style-name="Таблица6.A2" office:value-type="string">
            <text:p text:style-name="P42">230</text:p>
          </table:table-cell>
          <table:table-cell table:style-name="Таблица6.A2" office:value-type="string">
            <text:p text:style-name="P42">240</text:p>
          </table:table-cell>
          <table:table-cell table:style-name="Таблица6.A2" office:value-type="string">
            <text:p text:style-name="P42">245</text:p>
          </table:table-cell>
          <table:table-cell table:style-name="Таблица6.A2" office:value-type="string">
            <text:p text:style-name="P42">255</text:p>
          </table:table-cell>
          <table:table-cell table:style-name="Таблица6.A2" office:value-type="string">
            <text:p text:style-name="P42">260</text:p>
          </table:table-cell>
          <table:table-cell table:style-name="Таблица6.A2" office:value-type="string">
            <text:p text:style-name="P42">270</text:p>
          </table:table-cell>
          <table:table-cell table:style-name="Таблица6.H2" office:value-type="string">
            <text:p text:style-name="P42">280</text:p>
          </table:table-cell>
        </table:table-row>
        <table:table-row>
          <table:table-cell table:style-name="Таблица6.A2" office:value-type="string">
            <text:p text:style-name="P52">V2,<text:span text:style-name="T1"> </text:span><text:span text:style-name="T21">km/h</text:span></text:p>
          </table:table-cell>
          <table:table-cell table:style-name="Таблица6.A2" office:value-type="string">
            <text:p text:style-name="P42">270</text:p>
          </table:table-cell>
          <table:table-cell table:style-name="Таблица6.A2" office:value-type="string">
            <text:p text:style-name="P42">280</text:p>
          </table:table-cell>
          <table:table-cell table:style-name="Таблица6.A2" office:value-type="string">
            <text:p text:style-name="P42">285</text:p>
          </table:table-cell>
          <table:table-cell table:style-name="Таблица6.A2" office:value-type="string">
            <text:p text:style-name="P42">295</text:p>
          </table:table-cell>
          <table:table-cell table:style-name="Таблица6.A2" office:value-type="string">
            <text:p text:style-name="P42">305</text:p>
          </table:table-cell>
          <table:table-cell table:style-name="Таблица6.A2" office:value-type="string">
            <text:p text:style-name="P42">315</text:p>
          </table:table-cell>
          <table:table-cell table:style-name="Таблица6.H2" office:value-type="string">
            <text:p text:style-name="P42">320</text:p>
          </table:table-cell>
        </table:table-row>
        <table:table-row>
          <table:table-cell table:style-name="Таблица6.A2" office:value-type="string">
            <text:p text:style-name="P52">V <text:span text:style-name="T21">flaps to</text:span><text:span text:style-name="T1"> </text:span>0°, <text:span text:style-name="T21">km/h</text:span></text:p>
          </table:table-cell>
          <table:table-cell table:style-name="Таблица6.A2" table:number-columns-spanned="6" office:value-type="string">
            <text:p text:style-name="P62">Not less than 36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H2" office:value-type="string">
            <text:p text:style-name="P41">365</text:p>
          </table:table-cell>
        </table:table-row>
      </table:table>
      <text:p text:style-name="P8"/>
      <text:h text:style-name="P66" text:outline-level="1"><text:bookmark-start text:name="__RefHeading___Toc8799_1797285342"/>Approach speeds<text:bookmark-end text:name="__RefHeading___Toc8799_179728534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3"/>
        <table:table-column table:style-name="Таблица7.F"/>
        <table:table-column table:style-name="Таблица7.B"/>
        <table:table-column table:style-name="Таблица7.H"/>
        <table:table-row>
          <table:table-cell table:style-name="Таблица7.A1" office:value-type="string">
            <text:p text:style-name="P59">Weight, t</text:p>
          </table:table-cell>
          <table:table-cell table:style-name="Таблица7.A1" office:value-type="string">
            <text:p text:style-name="P43">60</text:p>
          </table:table-cell>
          <table:table-cell table:style-name="Таблица7.A1" office:value-type="string">
            <text:p text:style-name="P43">65</text:p>
          </table:table-cell>
          <table:table-cell table:style-name="Таблица7.A1" office:value-type="string">
            <text:p text:style-name="P43">70</text:p>
          </table:table-cell>
          <table:table-cell table:style-name="Таблица7.A1" office:value-type="string">
            <text:p text:style-name="P43">75</text:p>
          </table:table-cell>
          <table:table-cell table:style-name="Таблица7.A1" office:value-type="string">
            <text:p text:style-name="P43">80</text:p>
          </table:table-cell>
          <table:table-cell table:style-name="Таблица7.A1" office:value-type="string">
            <text:p text:style-name="P43">85</text:p>
          </table:table-cell>
          <table:table-cell table:style-name="Таблица7.H1" office:value-type="string">
            <text:p text:style-name="P43">90</text:p>
          </table:table-cell>
        </table:table-row>
        <table:table-row>
          <table:table-cell table:style-name="Таблица7.A2" office:value-type="string">
            <text:p text:style-name="P54"><text:span text:style-name="T4">F</text:span><text:span text:style-name="T21">laps</text:span><text:span text:style-name="T1"> 0°, </text:span><text:span text:style-name="T4">s</text:span><text:span text:style-name="T21">lats </text:span><text:span text:style-name="T1">0°</text:span></text:p>
          </table:table-cell>
          <table:table-cell table:style-name="Таблица7.A2" office:value-type="string">
            <text:p text:style-name="P45">318</text:p>
          </table:table-cell>
          <table:table-cell table:style-name="Таблица7.A2" office:value-type="string">
            <text:p text:style-name="P45">332</text:p>
          </table:table-cell>
          <table:table-cell table:style-name="Таблица7.A2" office:value-type="string">
            <text:p text:style-name="P45">344</text:p>
          </table:table-cell>
          <table:table-cell table:style-name="Таблица7.A2" office:value-type="string">
            <text:p text:style-name="P45">356</text:p>
          </table:table-cell>
          <table:table-cell table:style-name="Таблица7.A2" office:value-type="string">
            <text:p text:style-name="P45">368</text:p>
          </table:table-cell>
          <table:table-cell table:style-name="Таблица7.A2" office:value-type="string">
            <text:p text:style-name="P45">380</text:p>
          </table:table-cell>
          <table:table-cell table:style-name="Таблица7.H2" office:value-type="string">
            <text:p text:style-name="P45">401</text:p>
          </table:table-cell>
        </table:table-row>
        <table:table-row>
          <table:table-cell table:style-name="Таблица7.A2" office:value-type="string">
            <text:p text:style-name="P53"><text:span text:style-name="T4">F</text:span><text:span text:style-name="T21">laps</text:span><text:span text:style-name="T1"> 0°</text:span></text:p>
          </table:table-cell>
          <table:table-cell table:style-name="Таблица7.A2" office:value-type="string">
            <text:p text:style-name="P45">295</text:p>
          </table:table-cell>
          <table:table-cell table:style-name="Таблица7.A2" office:value-type="string">
            <text:p text:style-name="P45">307</text:p>
          </table:table-cell>
          <table:table-cell table:style-name="Таблица7.A2" office:value-type="string">
            <text:p text:style-name="P45">317</text:p>
          </table:table-cell>
          <table:table-cell table:style-name="Таблица7.A2" office:value-type="string">
            <text:p text:style-name="P45">328</text:p>
          </table:table-cell>
          <table:table-cell table:style-name="Таблица7.A2" office:value-type="string">
            <text:p text:style-name="P45">340</text:p>
          </table:table-cell>
          <table:table-cell table:style-name="Таблица7.A2" office:value-type="string">
            <text:p text:style-name="P45">351</text:p>
          </table:table-cell>
          <table:table-cell table:style-name="Таблица7.H2" office:value-type="string">
            <text:p text:style-name="P45">361</text:p>
          </table:table-cell>
        </table:table-row>
        <table:table-row>
          <table:table-cell table:style-name="Таблица7.A2" office:value-type="string">
            <text:p text:style-name="P54"><text:span text:style-name="T4">F</text:span><text:span text:style-name="T21">laps</text:span><text:span text:style-name="T1"> 15°</text:span></text:p>
          </table:table-cell>
          <table:table-cell table:style-name="Таблица7.A2" office:value-type="string">
            <text:p text:style-name="P45">251</text:p>
          </table:table-cell>
          <table:table-cell table:style-name="Таблица7.A2" office:value-type="string">
            <text:p text:style-name="P45">261</text:p>
          </table:table-cell>
          <table:table-cell table:style-name="Таблица7.A2" office:value-type="string">
            <text:p text:style-name="P45">270</text:p>
          </table:table-cell>
          <table:table-cell table:style-name="Таблица7.A2" office:value-type="string">
            <text:p text:style-name="P45">280</text:p>
          </table:table-cell>
          <table:table-cell table:style-name="Таблица7.A2" office:value-type="string">
            <text:p text:style-name="P45">288</text:p>
          </table:table-cell>
          <table:table-cell table:style-name="Таблица7.A2" office:value-type="string">
            <text:p text:style-name="P45">297</text:p>
          </table:table-cell>
          <table:table-cell table:style-name="Таблица7.H2" office:value-type="string">
            <text:p text:style-name="P45">305</text:p>
          </table:table-cell>
        </table:table-row>
        <table:table-row>
          <table:table-cell table:style-name="Таблица7.A2" office:value-type="string">
            <text:p text:style-name="P54"><text:span text:style-name="T4">F</text:span><text:span text:style-name="T21">laps</text:span><text:span text:style-name="T1"> 28°</text:span></text:p>
          </table:table-cell>
          <table:table-cell table:style-name="Таблица7.A2" office:value-type="string">
            <text:p text:style-name="P45">236</text:p>
          </table:table-cell>
          <table:table-cell table:style-name="Таблица7.A2" office:value-type="string">
            <text:p text:style-name="P45">247</text:p>
          </table:table-cell>
          <table:table-cell table:style-name="Таблица7.A2" office:value-type="string">
            <text:p text:style-name="P45">255</text:p>
          </table:table-cell>
          <table:table-cell table:style-name="Таблица7.A2" office:value-type="string">
            <text:p text:style-name="P45">265</text:p>
          </table:table-cell>
          <table:table-cell table:style-name="Таблица7.A2" office:value-type="string">
            <text:p text:style-name="P45">273</text:p>
          </table:table-cell>
          <table:table-cell table:style-name="Таблица7.A2" office:value-type="string">
            <text:p text:style-name="P45">282</text:p>
          </table:table-cell>
          <table:table-cell table:style-name="Таблица7.H2" office:value-type="string">
            <text:p text:style-name="P45">288</text:p>
          </table:table-cell>
        </table:table-row>
        <table:table-row>
          <table:table-cell table:style-name="Таблица7.A2" office:value-type="string">
            <text:p text:style-name="P44"><text:span text:style-name="T21">F</text:span><text:span text:style-name="T10">laps</text:span> 36°</text:p>
          </table:table-cell>
          <table:table-cell table:style-name="Таблица7.A2" office:value-type="string">
            <text:p text:style-name="P43">232</text:p>
          </table:table-cell>
          <table:table-cell table:style-name="Таблица7.A2" office:value-type="string">
            <text:p text:style-name="P43">242</text:p>
          </table:table-cell>
          <table:table-cell table:style-name="Таблица7.A2" office:value-type="string">
            <text:p text:style-name="P43">250</text:p>
          </table:table-cell>
          <table:table-cell table:style-name="Таблица7.A2" office:value-type="string">
            <text:p text:style-name="P43">260</text:p>
          </table:table-cell>
          <table:table-cell table:style-name="Таблица7.A2" office:value-type="string">
            <text:p text:style-name="P43">268</text:p>
          </table:table-cell>
          <table:table-cell table:style-name="Таблица7.A2" office:value-type="string">
            <text:p text:style-name="P43">276</text:p>
          </table:table-cell>
          <table:table-cell table:style-name="Таблица7.H2" office:value-type="string">
            <text:p text:style-name="P43">283</text:p>
          </table:table-cell>
        </table:table-row>
        <table:table-row>
          <table:table-cell table:style-name="Таблица7.A2" office:value-type="string">
            <text:p text:style-name="P44"><text:span text:style-name="T21">F</text:span><text:span text:style-name="T10">laps</text:span> 45°</text:p>
          </table:table-cell>
          <table:table-cell table:style-name="Таблица7.A2" office:value-type="string">
            <text:p text:style-name="P43">230</text:p>
          </table:table-cell>
          <table:table-cell table:style-name="Таблица7.A2" office:value-type="string">
            <text:p text:style-name="P43">240</text:p>
          </table:table-cell>
          <table:table-cell table:style-name="Таблица7.A2" office:value-type="string">
            <text:p text:style-name="P43">247</text:p>
          </table:table-cell>
          <table:table-cell table:style-name="Таблица7.A2" office:value-type="string">
            <text:p text:style-name="P43">257</text:p>
          </table:table-cell>
          <table:table-cell table:style-name="Таблица7.A2" office:value-type="string">
            <text:p text:style-name="P43">265</text:p>
          </table:table-cell>
          <table:table-cell table:style-name="Таблица7.A2" office:value-type="string">
            <text:p text:style-name="P43">272</text:p>
          </table:table-cell>
          <table:table-cell table:style-name="Таблица7.H2" office:value-type="string">
            <text:p text:style-name="P43">280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6:44:10.417000000</meta:creation-date>
    <dc:date>2016-06-29T20:34:09.491000000</dc:date>
    <meta:editing-duration>PT3H1M54S</meta:editing-duration>
    <meta:editing-cycles>35</meta:editing-cycles>
    <meta:generator>LibreOffice/4.2.5.2$Windows_x86 LibreOffice_project/61cb170a04bb1f12e77c884eab9192be736ec5f5</meta:generator>
    <meta:document-statistic meta:table-count="7" meta:image-count="0" meta:object-count="0" meta:page-count="7" meta:paragraph-count="323" meta:word-count="994" meta:character-count="6988" meta:non-whitespace-character-count="6264"/>
  </office:meta>
</office:document-meta>
</file>